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nagedSet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.ManagedSet( int initial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.setSource( @ Nullable Objec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.Managed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nagedSet.isMerge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.getElementTy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.of( E ... el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nagedSet.setMergeEnabled( boolean merge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nagedSet.merge( @ Nullable Object par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anagedSet.setElementTypeName( @ Nullable String element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